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1.528cm" fo:min-width="4.199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1.024cm"/>
      <style:paragraph-properties style:writing-mode="lr-tb"/>
    </style:style>
    <style:style style:name="gr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start"/>
    </style:style>
    <style:style style:name="P2" style:family="paragraph">
      <loext:graphic-properties draw:fill-color="#cccccc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4.699cm" svg:height="1.778cm" svg:x="1.508cm" svg:y="1.254cm">
            <text:p text:style-name="P1">dynamo1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524cm" svg:height="0.889cm" svg:x="4.683cm" svg:y="1.254cm">
            <text:p text:style-name="P3">xlr-f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524cm" svg:height="0.889cm" svg:x="4.683cm" svg:y="2.143cm">
            <text:p text:style-name="P3">xlr-m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4.699cm" svg:height="1.778cm" svg:x="1.508cm" svg:y="3.54cm">
            <text:p text:style-name="P1">dynamo2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524cm" svg:height="0.889cm" svg:x="4.683cm" svg:y="3.54cm">
            <text:p text:style-name="P3">xlr-f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524cm" svg:height="0.889cm" svg:x="4.683cm" svg:y="4.429cm">
            <text:p text:style-name="P3">xlr-m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4.699cm" svg:height="1.778cm" svg:x="1.508cm" svg:y="5.826cm">
            <text:p text:style-name="P1">dynamo3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524cm" svg:height="0.889cm" svg:x="4.683cm" svg:y="5.826cm">
            <text:p text:style-name="P3">xlr-f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524cm" svg:height="0.889cm" svg:x="4.683cm" svg:y="6.715cm">
            <text:p text:style-name="P3">xlr-m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4.699cm" svg:height="1.778cm" svg:x="1.508cm" svg:y="8.112cm">
            <text:p text:style-name="P1">dynamo4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524cm" svg:height="0.889cm" svg:x="4.683cm" svg:y="8.112cm">
            <text:p text:style-name="P3">xlr-f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524cm" svg:height="0.889cm" svg:x="4.683cm" svg:y="9.001cm">
            <text:p text:style-name="P3">xlr-m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4.699cm" svg:height="1.778cm" svg:x="1.508cm" svg:y="16.113cm">
            <text:p text:style-name="P1">dynamo5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524cm" svg:height="0.889cm" svg:x="4.683cm" svg:y="16.113cm">
            <text:p text:style-name="P3">xlr-f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524cm" svg:height="0.889cm" svg:x="4.683cm" svg:y="17.002cm">
            <text:p text:style-name="P3">xlr-m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4.699cm" svg:height="1.778cm" svg:x="1.508cm" svg:y="18.399cm">
            <text:p text:style-name="P1">dynamo6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524cm" svg:height="0.889cm" svg:x="4.683cm" svg:y="18.399cm">
            <text:p text:style-name="P3">xlr-f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524cm" svg:height="0.889cm" svg:x="4.683cm" svg:y="19.288cm">
            <text:p text:style-name="P3">xlr-m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4.699cm" svg:height="1.778cm" svg:x="1.508cm" svg:y="20.685cm">
            <text:p text:style-name="P1">dynamo7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524cm" svg:height="0.889cm" svg:x="4.683cm" svg:y="20.685cm">
            <text:p text:style-name="P3">xlr-f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524cm" svg:height="0.889cm" svg:x="4.683cm" svg:y="21.574cm">
            <text:p text:style-name="P3">xlr-m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4.699cm" svg:height="1.778cm" svg:x="1.508cm" svg:y="22.971cm">
            <text:p text:style-name="P1">dynamo8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524cm" svg:height="0.889cm" svg:x="4.683cm" svg:y="22.971cm">
            <text:p text:style-name="P3">xlr-f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524cm" svg:height="0.889cm" svg:x="4.683cm" svg:y="23.86cm">
            <text:p text:style-name="P3">xlr-m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4.699cm" svg:height="1.778cm" svg:x="1.508cm" svg:y="12.049cm">
            <text:p text:style-name="P1">pied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524cm" svg:height="0.889cm" svg:x="4.683cm" svg:y="12.049cm">
            <text:p text:style-name="P3">xlr-f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524cm" svg:height="0.889cm" svg:x="4.683cm" svg:y="12.938cm">
            <text:p text:style-name="P3">xlr-m</text:p>
            <draw:enhanced-geometry svg:viewBox="0 0 21600 21600" draw:type="rectangle" draw:enhanced-path="M 0 0 L 21600 0 21600 21600 0 21600 0 0 Z N"/>
          </draw:custom-shape>
        </draw:g>
        <draw:path draw:style-name="gr3" draw:text-style-name="P5" draw:layer="layout" svg:width="0.617cm" svg:height="1.425cm" svg:x="6.251cm" svg:y="22.044cm" svg:viewBox="0 0 618 1426" svg:d="M16 1405c332 117 558-272 596-546 30-219-67-447-215-611l-248-215-149-33">
          <text:p/>
        </draw:path>
        <draw:path draw:style-name="gr3" draw:text-style-name="P5" draw:layer="layout" svg:width="0.638cm" svg:height="1.36cm" svg:x="6.218cm" svg:y="19.811cm" svg:viewBox="0 0 639 1361" svg:d="M33 1340c283 109 446-234 562-414 133-205-71-391-99-579l-99-181-265-116-132-50">
          <text:p/>
        </draw:path>
        <draw:path draw:style-name="gr3" draw:text-style-name="P5" draw:layer="layout" svg:width="1.043cm" svg:height="1.57cm" svg:x="6.102cm" svg:y="17.248cm" svg:viewBox="0 0 1044 1571" svg:d="M116 1571c230-313 1062-603 909-1091-76-244-373-361-612-463l-231-17-182 50 50 16">
          <text:p/>
        </draw:path>
        <draw:path draw:style-name="gr3" draw:text-style-name="P5" draw:layer="layout" svg:width="1.096cm" svg:height="3.038cm" draw:transform="rotate (-0.169995069144248) translate (6.146cm 13.582cm)" svg:viewBox="0 0 1097 3039" svg:d="M553 3026c296 84 376-254 427-443 76-280 179-577 69-867-72-190-160-376-277-540-119-167-132-385-260-541-148-182 69-543-294-537l-218-98">
          <text:p/>
        </draw:path>
        <draw:path draw:style-name="gr3" draw:text-style-name="P5" draw:layer="layout" svg:width="1.311cm" svg:height="3.106cm" draw:transform="rotate (0.285186799775873) translate (5.32081988456922cm 9.72426610293927cm)" svg:viewBox="0 0 1312 3107" svg:d="M0 3107c385-7 622-340 874-571 191-174 442-335 438-612-5-369-274-704-238-1070 25-251-95-440-61-673l-130-141-75-40">
          <text:p/>
        </draw:path>
        <draw:path draw:style-name="gr3" draw:text-style-name="P5" draw:layer="layout" svg:width="0.761cm" svg:height="1.574cm" draw:transform="rotate (-0.204378055408536) translate (6.10375268806907cm 7.03440333396915cm)" svg:viewBox="0 0 762 1575" svg:d="M402 1571c273 47 319-312 353-495 38-201-85-359-236-492-164-142-5-480-270-569l-172-15-77 117">
          <text:p/>
        </draw:path>
        <draw:path draw:style-name="gr3" draw:text-style-name="P5" draw:layer="layout" svg:width="0.446cm" svg:height="1.421cm" svg:x="6.113cm" svg:y="4.884cm" svg:viewBox="0 0 447 1422" svg:d="M99 1422c98-172 367-257 347-512-17-215-149-371-149-579l-66-182-198-149h-33">
          <text:p/>
        </draw:path>
        <draw:path draw:style-name="gr3" draw:text-style-name="P5" draw:layer="layout" svg:width="0.577cm" svg:height="1.488cm" svg:x="6.129cm" svg:y="2.536cm" svg:viewBox="0 0 578 1489" svg:d="M99 1488c279 17 380-259 430-463 40-166 77-348 17-512-79-216-241-423-463-513l-83 33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8T12:43:53.477826942</meta:creation-date>
    <dc:date>2024-10-28T12:50:29.217086433</dc:date>
    <meta:editing-duration>PT6M36S</meta:editing-duration>
    <meta:editing-cycles>1</meta:editing-cycles>
    <meta:document-statistic meta:object-count="44"/>
    <meta:generator>LibreOffice/6.4.7.2$Linux_X86_64 LibreOffice_project/40$Build-2</meta:generator>
  </office:meta>
</office:document-meta>
</file>